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45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3.244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2.125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35cm solid #000000"/>
      <style:text-properties style:font-name="Tahoma" fo:font-size="8pt" style:font-size-asian="8pt" style:font-size-complex="8pt"/>
    </style:style>
    <style:style style:name="ce5" style:family="table-cell" style:parent-style-name="Default">
      <style:text-properties style:font-name="Tahoma" fo:font-size="10pt" style:font-size-asian="10pt" style:font-size-complex="10pt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font-name="Tahoma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Usabilidade&quot;;&quot;Confiabilidade&quot;;&quot;Desempenho&quot;;&quot;Ambiente Operacional&quot;;&quot;Segurança e Controle de Acesso&quot;;&quot;Outras Categorias&quot;)" table:allow-empty-cell="true" table:display-list="unsorted" table:base-cell-address="Plan1.B2">
          <table:error-message table:message-type="stop" table:display="true"/>
        </table:content-validation>
        <table:content-validation table:name="val2" table:condition="of:cell-content-is-in-list(&quot;Alta&quot;;&quot;Média&quot;;&quot;Baixa&quot;)" table:allow-empty-cell="true" table:display-list="unsorted" table:base-cell-address="Plan1.C2">
          <table:error-message table:message-type="stop" table:display="true"/>
        </table:content-validation>
        <table:content-validation table:name="val3" table:condition="of:cell-content-is-in-list(&quot;Proposto&quot;;&quot;Aprovado&quot;;&quot;Produção&quot;;&quot;Cancelado&quot;)" table:allow-empty-cell="true" table:display-list="unsorted" table:base-cell-address="Plan1.E2">
          <table:error-message table:message-type="stop" table:display="true"/>
        </table:content-validation>
      </table:content-validations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5" table:number-rows-spanned="1">
            <text:p>Food DeliveryWeb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9"/>
        </table:table-row>
        <table:table-row table:style-name="ro2">
          <table:table-cell table:style-name="ce2" office:value-type="string" table:number-columns-spanned="5" table:number-rows-spanned="1">
            <text:p>Atributos da Especificação Suplementar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QUISITO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RELEVÂNCIA</text:p>
          </table:table-cell>
          <table:table-cell table:style-name="ce3" office:value-type="string">
            <text:p>DIFICULDADE</text:p>
          </table:table-cell>
          <table:table-cell table:style-name="ce3" office:value-type="string">
            <text:p>ESTADO</text:p>
          </table:table-cell>
          <table:table-cell table:number-columns-repeated="1019"/>
        </table:table-row>
        <table:table-row table:style-name="ro1" table:number-rows-repeated="8">
          <table:table-cell table:style-name="ce4"/>
          <table:table-cell table:style-name="ce6" table:content-validation-name="val1"/>
          <table:table-cell table:style-name="ce6" table:content-validation-name="val2" table:number-columns-repeated="2"/>
          <table:table-cell table:style-name="ce6" table:content-validation-name="val3"/>
          <table:table-cell table:number-columns-repeated="1019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6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6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H$1:.$H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08/10/2009</text:date>, <text:time>16:55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08T16:55:00.33</dc:date>
    <meta:generator>BrOffice.org/3.1$Win32 OpenOffice.org_project/310m11$Build-9399</meta:generator>
    <meta:editing-duration>PT00H04M38S</meta:editing-duration>
    <meta:editing-cycles>5</meta:editing-cycles>
    <meta:document-statistic meta:table-count="3" meta:cell-count="7" meta:object-count="0"/>
  </office:meta>
</office:document-meta>
</file>